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21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3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rommix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nbieter</text:p>
          </table:table-cell>
          <table:table-cell office:value-type="string" calcext:value-type="string">
            <text:p>Indentifier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naturstro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ews</text:p>
          </table:table-cell>
          <table:table-cell office:value-type="float" office:value="89.9" calcext:value-type="float">
            <text:p>89,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peace Energy</text:p>
          </table:table-cell>
          <table:table-cell office:value-type="string" calcext:value-type="string">
            <text:p>gpenergy</text:p>
          </table:table-cell>
          <table:table-cell office:value-type="float" office:value="46.53" calcext:value-type="float">
            <text:p>46,53</text:p>
          </table:table-cell>
          <table:table-cell office:value-type="float" office:value="0.13" calcext:value-type="float">
            <text:p>0,13</text:p>
          </table:table-cell>
          <table:table-cell office:value-type="float" office:value="53.34" calcext:value-type="float">
            <text:p>53,34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man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rstern</text:p>
          </table:table-cell>
          <table:table-cell office:value-type="string" calcext:value-type="string">
            <text:p>polarster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ün.power</text:p>
          </table:table-cell>
          <table:table-cell office:value-type="string" calcext:value-type="string">
            <text:p>gruenpower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ürgerwerke</text:p>
          </table:table-cell>
          <table:table-cell office:value-type="string" calcext:value-type="string">
            <text:p>buergerwerke</text:p>
          </table:table-cell>
          <table:table-cell office:value-type="float" office:value="98.8" calcext:value-type="float">
            <text:p>98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</table:table>
      <table:table table:name="Kraftwerk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ndort</text:p>
          </table:table-cell>
          <table:table-cell table:style-name="ce1" office:value-type="string" calcext:value-type="string">
            <text:p>installierte Leistung (kW)</text:p>
          </table:table-cell>
          <table:table-cell table:style-name="ce1" office:value-type="string" calcext:value-type="string">
            <text:p>Inbetriebnahme</text:p>
          </table:table-cell>
          <table:table-cell table:style-name="ce1" office:value-type="string" calcext:value-type="string">
            <text:p>Installierte Leistung*Jahr</text:p>
          </table:table-cell>
          <table:table-cell table:style-name="ce1" office:value-type="string" calcext:value-type="string">
            <text:p>EE:</text:p>
          </table:table-cell>
          <table:table-cell table:style-name="ce1" office:value-type="string" calcext:value-type="string">
            <text:p>Betreiber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Vösendorf I</text:p>
          </table:table-cell>
          <table:table-cell office:value-type="string" calcext:value-type="string">
            <text:p>Vösendorf</text:p>
          </table:table-cell>
          <table:table-cell office:value-type="string" calcext:value-type="string">
            <text:p>600 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.197.6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Grafenschlag 1</text:p>
          </table:table-cell>
          <table:table-cell office:value-type="string" calcext:value-type="string">
            <text:p>Grafenschlag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Grafenschlag 2</text:p>
          </table:table-cell>
          <table:table-cell office:value-type="string" calcext:value-type="string">
            <text:p>Grafenschlag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table:number-columns-repeated="2" office:value-type="string" calcext:value-type="string">
            <text:p>Michelbach</text:p>
          </table:table-cell>
          <table:table-cell office:value-type="string" calcext:value-type="string">
            <text:p>225 kW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448.875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Zwettl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Zwettl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Zwettl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Parbasdorf</text:p>
          </table:table-cell>
          <table:table-cell office:value-type="string" calcext:value-type="string">
            <text:p>6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198.8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Parbasdorf</text:p>
          </table:table-cell>
          <table:table-cell office:value-type="string" calcext:value-type="string">
            <text:p>6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198.8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Parbasdorf</text:p>
          </table:table-cell>
          <table:table-cell office:value-type="string" calcext:value-type="string">
            <text:p>6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198.8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t. Pölten</text:p>
          </table:table-cell>
          <table:table-cell office:value-type="string" calcext:value-type="string">
            <text:p>5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999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t. Pölten</text:p>
          </table:table-cell>
          <table:table-cell office:value-type="string" calcext:value-type="string">
            <text:p>5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999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t. Pölten</text:p>
          </table:table-cell>
          <table:table-cell office:value-type="string" calcext:value-type="string">
            <text:p>5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999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t. Pölten</text:p>
          </table:table-cell>
          <table:table-cell office:value-type="string" calcext:value-type="string">
            <text:p>5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999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t. Pölten</text:p>
          </table:table-cell>
          <table:table-cell office:value-type="string" calcext:value-type="string">
            <text:p>5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999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agenbrunn</text:p>
          </table:table-cell>
          <table:table-cell office:value-type="string" calcext:value-type="string">
            <text:p>600 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.197.6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agenbrunn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agenbrunn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agenbrunn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eyring</text:p>
          </table:table-cell>
          <table:table-cell office:value-type="string" calcext:value-type="string">
            <text:p>600 kW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198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ey II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ey III</text:p>
          </table:table-cell>
          <table:table-cell office:value-type="string" calcext:value-type="string">
            <text:p>75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50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Matz</text:p>
          </table:table-cell>
          <table:table-cell office:value-type="string" calcext:value-type="string">
            <text:p>75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50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Pott II</text:p>
          </table:table-cell>
          <table:table-cell office:value-type="string" calcext:value-type="string">
            <text:p>60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20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Pott II</text:p>
          </table:table-cell>
          <table:table-cell office:value-type="string" calcext:value-type="string">
            <text:p>60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20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B Windenergi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Obersdorf</text:p>
          </table:table-cell>
          <table:table-cell office:value-type="string" calcext:value-type="string">
            <text:p>600 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.201.8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Wolkersdorf GbH ehört zu Ökoenergie Beteiligungs GmbH Österreichische Bürgerbeteiligungsges. mbH http://www.oekoenergie.com/index.php?option=com_content&amp;view=article&amp;id=80&amp;Itemid=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Simonsfeld</text:p>
          </table:table-cell>
          <table:table-cell office:value-type="string" calcext:value-type="string">
            <text:p>600 kW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198.8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ipples</text:p>
          </table:table-cell>
          <table:table-cell office:value-type="string" calcext:value-type="string">
            <text:p>660 kW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20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Simonsfel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öflein</text:p>
          </table:table-cell>
          <table:table-cell office:value-type="string" calcext:value-type="string">
            <text:p>600 kW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.201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Ökoenergie Windkraft Wolkersdorf Gehört zu Ökoenergie Beteiligungs GmbH Österreichische Bürgerbeteiligungsges. mbH http://www.oekoenergie.com/index.php?option=com_content&amp;view=article&amp;id=80&amp;Itemid=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öflein</text:p>
          </table:table-cell>
          <table:table-cell office:value-type="string" calcext:value-type="string">
            <text:p>600 kW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.201.2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Ökoenergie Windkraft Wolkersdo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öflein</text:p>
          </table:table-cell>
          <table:table-cell office:value-type="string" calcext:value-type="string">
            <text:p>1.800 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.605.4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Ökoenergie Windkraft Wolkersdo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Reittern bzw. Gföhl</text:p>
          </table:table-cell>
          <table:table-cell office:value-type="string" calcext:value-type="string">
            <text:p>500 k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7.0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indkraft Reittern GesbR Provatbesi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Zweifelsheim</text:p>
          </table:table-cell>
          <table:table-cell office:value-type="string" calcext:value-type="string">
            <text:p>2.350 k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732.900 kW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aturenergie Zeilinger 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Alpirsbach</text:p>
          </table:table-cell>
          <table:table-cell office:value-type="string" calcext:value-type="string">
            <text:p>40 kW</text:p>
          </table:table-cell>
          <table:table-cell office:value-type="float" office:value="2016" calcext:value-type="float">
            <text:p>2016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Jürgen Bortloff, Alpirsb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/>
          <table:table-cell office:value-type="string" calcext:value-type="string">
            <text:p>Herdwangen-Schönaich</text:p>
          </table:table-cell>
          <table:table-cell office:value-type="string" calcext:value-type="string">
            <text:p>330 k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5.280 kW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Thomas Schmid, Heggelb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Rendalen New Part</text:p>
          </table:table-cell>
          <table:table-cell office:value-type="string" calcext:value-type="string">
            <text:p>Rendalen</text:p>
          </table:table-cell>
          <table:table-cell office:value-type="string" calcext:value-type="string">
            <text:p>100.000 k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.400.0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Opplandskraft DA <text:s/>Ein Joint Venture von E-CO Energi AS (Anteil 25%),  Oppland Energi AS der Tochtergesellschaft von E-CO Energi AS (Anteil 25%), Eidsiva Vannkraft AS (Anteil 25 %) und Akershus Energi AS (Anteil 25 %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Kjosnesfjorden kraftverk</text:p>
          </table:table-cell>
          <table:table-cell office:value-type="string" calcext:value-type="string">
            <text:p>Jolster</text:p>
          </table:table-cell>
          <table:table-cell office:value-type="string" calcext:value-type="string">
            <text:p>84.000 k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68.840.0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BKK Kraft <text:s/>Eigentümerstruktur: Gehört Statkraft und 17 Gemeinden in Norwegen <text:s/>Sunfjord Energi <text:s/>Eigentümerstruktur: 37,45% BKK Rest norwegische Gemeind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Hissmofors VI</text:p>
          </table:table-cell>
          <table:table-cell office:value-type="string" calcext:value-type="string">
            <text:p>Nähe Östersund</text:p>
          </table:table-cell>
          <table:table-cell office:value-type="string" calcext:value-type="string">
            <text:p>66.000 k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32.858.0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Jämtkraft AB (Anteil 100%) im Besitz von drei regionalen Gemeind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Haukland Kraftstasjon Herbst 2013 (Kraftwerkneubau)</text:p>
          </table:table-cell>
          <table:table-cell office:value-type="string" calcext:value-type="string">
            <text:p>Moi, Rogaland County</text:p>
          </table:table-cell>
          <table:table-cell office:value-type="string" calcext:value-type="string">
            <text:p>4.900 k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.863.7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Dalane Energie IKS, Eigner: interkommunale Unternehmen, im Besitz von vier Danlane Gemeinden: Eigersund Municipaliy 61,31 %, Sokndal Gemeinde 13,67 %, Lund Gemeinde 13,35 %, Bjerkreim 11,67 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Misfjord Kraftstasjon</text:p>
          </table:table-cell>
          <table:table-cell office:value-type="string" calcext:value-type="string">
            <text:p>More og Romsdal</text:p>
          </table:table-cell>
          <table:table-cell office:value-type="string" calcext:value-type="string">
            <text:p>1.400 k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.816.8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Misfjord Kraftverk AS (gröter Aktionär: Leif Olav Misfjord Stokkelan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ws</text:p>
          </table:table-cell>
          <table:table-cell office:value-type="string" calcext:value-type="string">
            <text:p>Överdal Kraftverk</text:p>
          </table:table-cell>
          <table:table-cell office:value-type="string" calcext:value-type="string">
            <text:p>Sor-Trodelag</text:p>
          </table:table-cell>
          <table:table-cell office:value-type="string" calcext:value-type="string">
            <text:p>500 k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6.000 kW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Överdal Kraftverk AS (größte Aktionaäre: Johann Nerdal, Lars-Jöran Överdal, Mariaus Nerdal, Magnus N. Forfot 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<text:s/>Landesbergen</text:p>
          </table:table-cell>
          <table:table-cell/>
          <table:table-cell office:value-type="string" calcext:value-type="string">
            <text:p>7.200 kW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tatkr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Langwedel</text:p>
          </table:table-cell>
          <table:table-cell/>
          <table:table-cell office:value-type="string" calcext:value-type="string">
            <text:p>7.200 kW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tatkr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Perach</text:p>
          </table:table-cell>
          <table:table-cell/>
          <table:table-cell office:value-type="string" calcext:value-type="string">
            <text:p>19.000 kW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Stammham</text:p>
          </table:table-cell>
          <table:table-cell/>
          <table:table-cell office:value-type="string" calcext:value-type="string">
            <text:p>23.000 kW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Wasserburg</text:p>
          </table:table-cell>
          <table:table-cell/>
          <table:table-cell office:value-type="string" calcext:value-type="string">
            <text:p>24.000 kW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Wasserkraftwerk</text:p>
          </table:table-cell>
          <table:table-cell office:value-type="string" calcext:value-type="string">
            <text:p>Verbun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Teufelsbruck</text:p>
          </table:table-cell>
          <table:table-cell/>
          <table:table-cell office:value-type="string" calcext:value-type="string">
            <text:p>25.000 kW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Neuötting</text:p>
          </table:table-cell>
          <table:table-cell/>
          <table:table-cell office:value-type="string" calcext:value-type="string">
            <text:p>26.000 kW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Rosenheim</text:p>
          </table:table-cell>
          <table:table-cell/>
          <table:table-cell office:value-type="string" calcext:value-type="string">
            <text:p>35.000 kW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Nußdorf</text:p>
          </table:table-cell>
          <table:table-cell/>
          <table:table-cell office:value-type="string" calcext:value-type="string">
            <text:p>48.000 k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 und Innwerk AG <text:s/>(Betreiber: Grenzkraftwerke Gmb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Ering</text:p>
          </table:table-cell>
          <table:table-cell/>
          <table:table-cell office:value-type="string" calcext:value-type="string">
            <text:p>72.000 kW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Naturstrom: Verbund <text:s/>Laut verbund.com: <text:s/>VERBUND Hydro Power GmbH 50% Innwerk AG 50% <text:s/>Laut Wikipedia: <text:s/>E.ON Wasserkraft GmbH Verbund Hydro Power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Egglfing</text:p>
          </table:table-cell>
          <table:table-cell/>
          <table:table-cell office:value-type="string" calcext:value-type="string">
            <text:p>84.000 kW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verbund.com und wikipedia: <text:s/>VERBUND Hydro Power GmbH 50% Innwerk AG 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Töging</text:p>
          </table:table-cell>
          <table:table-cell/>
          <table:table-cell office:value-type="string" calcext:value-type="string">
            <text:p>85.000 kW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Passau-Ingling</text:p>
          </table:table-cell>
          <table:table-cell/>
          <table:table-cell office:value-type="string" calcext:value-type="string">
            <text:p>86.000 kW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wikipedia: <text:s/>Österreichisch-Bayerische Kraftwerke AG (ÖBK) https://de.wikipedia.org/wiki/Kraftwerk_Passau-Ingling <text:s/>Laut Verbund.com: <text:s/>Verbund 50% InnwerkAG 50% https://www.verbund.com/de-at/ueber-verbund/kraftwerke/unsere-kraftwerke/passau-ingl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Schärding-Neuhaus</text:p>
          </table:table-cell>
          <table:table-cell/>
          <table:table-cell office:value-type="string" calcext:value-type="string">
            <text:p>96.000 kW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wikipedia: <text:s/>Österreichisch-Bayerische Kraftwerke AG (ÖBK) https://de.wikipedia.org/wiki/Kraftwerk_Sch%C3%A4rding-Neuhaus <text:s/>Laut verbund.com: <text:s/>Verbund 50% Innwerk AG 50% https://www.verbund.com/de-at/ueber-verbund/kraftwerke/unsere-kraftwerke/schaerding-neuh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Braunau-Simbach</text:p>
          </table:table-cell>
          <table:table-cell/>
          <table:table-cell office:value-type="string" calcext:value-type="string">
            <text:p>100.000 kW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wikipedia: <text:s/>Österreichisch-Bayerische Kraftwerke AG (ÖBK) https://de.wikipedia.org/wiki/Kraftwerk_Braunau-Simbach <text:s/>Laut verbund.com: <text:s/>Verbund HP GmbH 50% Innwerk AG 50% https://www.verbund.com/de-at/ueber-verbund/kraftwerke/unsere-kraftwerke/braunau-simb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asserkraftwerk Jochenstein</text:p>
          </table:table-cell>
          <table:table-cell/>
          <table:table-cell office:value-type="string" calcext:value-type="string">
            <text:p>132.000 kW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Laut wikipedia: <text:s/>Donaukraftwerk Jochenstein AG (DKJ) https://de.wikipedia.org/wiki/Kraftwerk_Jochenstein <text:s/>Laut verbund.com: <text:s/>Verbund HP GmbH 50% Innwerk AG 50% https://www.verbund.com/de-at/ueber-verbund/kraftwerke/unsere-kraftwerke/jochenste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urstrom</text:p>
          </table:table-cell>
          <table:table-cell office:value-type="string" calcext:value-type="string">
            <text:p>Windpark Stöttener Berg</text:p>
          </table:table-cell>
          <table:table-cell/>
          <table:table-cell office:value-type="string" calcext:value-type="string">
            <text:p>2.700 kW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Windpark</text:p>
          </table:table-cell>
          <table:table-cell office:value-type="string" calcext:value-type="string">
            <text:p>WP Stöttener Berg GmbH &amp; Co. K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Bischofshofen</text:p>
          </table:table-cell>
          <table:table-cell/>
          <table:table-cell office:value-type="string" calcext:value-type="string">
            <text:p>16.000 k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alzburg AG https://www.salzburg-ag.at/herkunft/unsere-kraftwerke/kraftwerk-bischofshofen-2596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Dientenbach</text:p>
          </table:table-cell>
          <table:table-cell/>
          <table:table-cell office:value-type="string" calcext:value-type="string">
            <text:p>4.700 kW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1.) Salzburg AG, 2.) Österr. Bundesforste, 3.) Achenkraftwerke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Feldkirchen</text:p>
          </table:table-cell>
          <table:table-cell/>
          <table:table-cell office:value-type="string" calcext:value-type="string">
            <text:p>38.200 kW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Freudenau</text:p>
          </table:table-cell>
          <table:table-cell/>
          <table:table-cell office:value-type="string" calcext:value-type="string">
            <text:p>600 kW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oekostrom Produktions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Gamp</text:p>
          </table:table-cell>
          <table:table-cell/>
          <table:table-cell office:value-type="string" calcext:value-type="string">
            <text:p>8.600 kW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Gföhl</text:p>
          </table:table-cell>
          <table:table-cell/>
          <table:table-cell office:value-type="string" calcext:value-type="string">
            <text:p>200 kW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Enzinger Herm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Gössendorf</text:p>
          </table:table-cell>
          <table:table-cell/>
          <table:table-cell office:value-type="string" calcext:value-type="string">
            <text:p>19.000 kW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, Energie Steierma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Hipples</text:p>
          </table:table-cell>
          <table:table-cell/>
          <table:table-cell office:value-type="string" calcext:value-type="string">
            <text:p>4.620 kW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kraft Simonsfeld 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Höflein I-III</text:p>
          </table:table-cell>
          <table:table-cell/>
          <table:table-cell office:value-type="string" calcext:value-type="string">
            <text:p>3.000 kW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Ökoenergie Management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Hollabrunn</text:p>
          </table:table-cell>
          <table:table-cell/>
          <table:table-cell office:value-type="string" calcext:value-type="string">
            <text:p>1.800 kW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Hollawind 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Hollersbach</text:p>
          </table:table-cell>
          <table:table-cell/>
          <table:table-cell office:value-type="string" calcext:value-type="string">
            <text:p>5.200 kW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Tagesspeich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Kalsdorf</text:p>
          </table:table-cell>
          <table:table-cell/>
          <table:table-cell office:value-type="string" calcext:value-type="string">
            <text:p>19.000 kW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, Energie Steierma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Kreuzbergmaut</text:p>
          </table:table-cell>
          <table:table-cell/>
          <table:table-cell office:value-type="string" calcext:value-type="string">
            <text:p>17.700 kW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, 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Langenbrügge</text:p>
          </table:table-cell>
          <table:table-cell/>
          <table:table-cell office:value-type="string" calcext:value-type="string">
            <text:p>4.000 kW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Planet energ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Lehen</text:p>
          </table:table-cell>
          <table:table-cell/>
          <table:table-cell office:value-type="string" calcext:value-type="string">
            <text:p>13.700 kW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Leoben</text:p>
          </table:table-cell>
          <table:table-cell/>
          <table:table-cell office:value-type="string" calcext:value-type="string">
            <text:p>9.900 kW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Markgrafneusiedl I</text:p>
          </table:table-cell>
          <table:table-cell/>
          <table:table-cell office:value-type="string" calcext:value-type="string">
            <text:p>750 kW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Breitsprecher Windstrom GmbH &amp; Co K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Matzneusiedl</text:p>
          </table:table-cell>
          <table:table-cell/>
          <table:table-cell office:value-type="string" calcext:value-type="string">
            <text:p>500 kW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STROM Friedrich KE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Melk</text:p>
          </table:table-cell>
          <table:table-cell/>
          <table:table-cell office:value-type="string" calcext:value-type="string">
            <text:p>187.000 kW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Memershausen 1</text:p>
          </table:table-cell>
          <table:table-cell/>
          <table:table-cell office:value-type="string" calcext:value-type="string">
            <text:p>2.300 kW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LuV Windenergi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Memershausen 2</text:p>
          </table:table-cell>
          <table:table-cell/>
          <table:table-cell office:value-type="string" calcext:value-type="string">
            <text:p>2.000 kW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LuV Windenergi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Norden 2</text:p>
          </table:table-cell>
          <table:table-cell/>
          <table:table-cell office:value-type="string" calcext:value-type="string">
            <text:p>153 kW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Bulla 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Norden 3</text:p>
          </table:table-cell>
          <table:table-cell/>
          <table:table-cell office:value-type="string" calcext:value-type="string">
            <text:p>225 kW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Bulla U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Oberrödham</text:p>
          </table:table-cell>
          <table:table-cell/>
          <table:table-cell office:value-type="string" calcext:value-type="string">
            <text:p>1.980 kW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park Oberrödham Energie von A bis Z GmbH &amp; Co K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Pömmern</text:p>
          </table:table-cell>
          <table:table-cell/>
          <table:table-cell office:value-type="string" calcext:value-type="string">
            <text:p>200 kW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Bollwein Fran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Präbichl</text:p>
          </table:table-cell>
          <table:table-cell/>
          <table:table-cell office:value-type="string" calcext:value-type="string">
            <text:p>600 kW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Alexandra Schartn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Purgstall</text:p>
          </table:table-cell>
          <table:table-cell/>
          <table:table-cell office:value-type="string" calcext:value-type="string">
            <text:p>250 kW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kraft Purgstall-Hochrieß Gn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Remsach</text:p>
          </table:table-cell>
          <table:table-cell/>
          <table:table-cell office:value-type="string" calcext:value-type="string">
            <text:p>30.900 kW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Tagesspeich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Schrick IV</text:p>
          </table:table-cell>
          <table:table-cell/>
          <table:table-cell office:value-type="string" calcext:value-type="string">
            <text:p>1.800 kW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Ökoenergie Management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Simonsfeld</text:p>
          </table:table-cell>
          <table:table-cell/>
          <table:table-cell office:value-type="string" calcext:value-type="string">
            <text:p>1.200 kW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kraft Simonsfeld 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St. Johann</text:p>
          </table:table-cell>
          <table:table-cell/>
          <table:table-cell office:value-type="string" calcext:value-type="string">
            <text:p>16.500 kW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je 50% Salzburg AG, VERBU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Stockerau</text:p>
          </table:table-cell>
          <table:table-cell/>
          <table:table-cell office:value-type="string" calcext:value-type="string">
            <text:p>2.400 kW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einviertler Energie GmbH &amp; Co K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Trattenbach</text:p>
          </table:table-cell>
          <table:table-cell/>
          <table:table-cell office:value-type="string" calcext:value-type="string">
            <text:p>4.970 kW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Tagesspeich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Urreiting</text:p>
          </table:table-cell>
          <table:table-cell/>
          <table:table-cell office:value-type="string" calcext:value-type="string">
            <text:p>16.500 kW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, 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Urstein</text:p>
          </table:table-cell>
          <table:table-cell/>
          <table:table-cell office:value-type="string" calcext:value-type="string">
            <text:p>22.000 kW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Villach</text:p>
          </table:table-cell>
          <table:table-cell/>
          <table:table-cell office:value-type="string" calcext:value-type="string">
            <text:p>24.600 k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Werfen/Pfarrwerfen</text:p>
          </table:table-cell>
          <table:table-cell/>
          <table:table-cell office:value-type="string" calcext:value-type="string">
            <text:p>16.000 kW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Hydro Power GmbH, 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Wiestal</text:p>
          </table:table-cell>
          <table:table-cell/>
          <table:table-cell office:value-type="string" calcext:value-type="string">
            <text:p>28.000 kW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Wochenspeich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Wülflingen</text:p>
          </table:table-cell>
          <table:table-cell/>
          <table:table-cell office:value-type="string" calcext:value-type="string">
            <text:p>2.300 kW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Windenergieanlage</text:p>
          </table:table-cell>
          <table:table-cell office:value-type="string" calcext:value-type="string">
            <text:p>Windkraft Bayerhof GmbH &amp; Co. K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energy</text:p>
          </table:table-cell>
          <table:table-cell office:value-type="string" calcext:value-type="string">
            <text:p>Zederhaus</text:p>
          </table:table-cell>
          <table:table-cell/>
          <table:table-cell office:value-type="string" calcext:value-type="string">
            <text:p>9.840 kW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Salzburg 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arstern</text:p>
          </table:table-cell>
          <table:table-cell office:value-type="string" calcext:value-type="string">
            <text:p>Feldkirchen</text:p>
          </table:table-cell>
          <table:table-cell/>
          <table:table-cell office:value-type="string" calcext:value-type="string">
            <text:p>38.000 kW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Laufwasserkraftwerk</text:p>
          </table:table-cell>
          <table:table-cell office:value-type="string" calcext:value-type="string">
            <text:p>VERBUND Innkraftwerke Gmb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Bürgersolaranlage Kirchardt</text:p>
          </table:table-cell>
          <table:table-cell office:value-type="string" calcext:value-type="string">
            <text:p>Kirchardt</text:p>
          </table:table-cell>
          <table:table-cell office:value-type="string" calcext:value-type="string">
            <text:p>2.900,00 kW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EnerGeno Heilbronn-Franken eG http://eghf.de/hom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Bürgersolaranlage Rückersdorf</text:p>
          </table:table-cell>
          <table:table-cell office:value-type="string" calcext:value-type="string">
            <text:p>Rückersdorf</text:p>
          </table:table-cell>
          <table:table-cell office:value-type="string" calcext:value-type="string">
            <text:p>1.796,00 kW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15% BürgerEnergie Neckar-Odenwald eG Verbund aus 17 Bürger-Energie-Genossenschaften http://eghf.de/rueckersdorf-sued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Bürgersolaranlage Ehningen</text:p>
          </table:table-cell>
          <table:table-cell office:value-type="string" calcext:value-type="string">
            <text:p>Ehningen</text:p>
          </table:table-cell>
          <table:table-cell office:value-type="string" calcext:value-type="string">
            <text:p>611,00 kW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Bürger-Energie Zollernalb eG http://www.be-zak.de/index.php/de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Bürgersolaranlage Neuler</text:p>
          </table:table-cell>
          <table:table-cell/>
          <table:table-cell office:value-type="string" calcext:value-type="string">
            <text:p>281,00 kW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Energiegenossenschaft Virngru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Bürgerwindanlage „Gute Ute“</text:p>
          </table:table-cell>
          <table:table-cell/>
          <table:table-cell office:value-type="string" calcext:value-type="string">
            <text:p>2.000,00 kW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wind</text:p>
          </table:table-cell>
          <table:table-cell office:value-type="string" calcext:value-type="string">
            <text:p>51% der Starkenburg eG 49% Energiegenossenschaft Odenwa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ergerwerke</text:p>
          </table:table-cell>
          <table:table-cell office:value-type="string" calcext:value-type="string">
            <text:p>Wasserkraftwerk Töging am Inn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85.000,00 kW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VERBUND Innkraftwerke GmbH https://www.verbund.com/de-at/ueber-verbund/kraftwerke/unsere-kraftwerke/toeging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2:00:52.777371508</meta:creation-date>
    <dc:date>2019-11-20T16:46:04.072165673</dc:date>
    <meta:editing-duration>PT2H31M19S</meta:editing-duration>
    <meta:editing-cycles>4</meta:editing-cycles>
    <meta:generator>LibreOffice/6.2.7.1$Linux_X86_64 LibreOffice_project/20$Build-1</meta:generator>
    <meta:document-statistic meta:table-count="2" meta:cell-count="775" meta:object-count="0"/>
  </office:meta>
</office:document-meta>
</file>